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master-page-name="First_20_Page">
      <style:paragraph-properties style:page-number="auto"/>
      <style:text-properties fo:language="en" fo:country="GB"/>
    </style:style>
    <style:style style:name="P3" style:family="paragraph" style:parent-style-name="Standard">
      <style:text-properties fo:language="en" fo:country="GB"/>
    </style:style>
    <style:style style:name="P4" style:family="paragraph" style:parent-style-name="Heading_20_1">
      <style:paragraph-properties fo:break-before="page"/>
      <style:text-properties fo:language="en" fo:country="GB"/>
    </style:style>
    <style:style style:name="P5" style:family="paragraph" style:parent-style-name="Text_20_body">
      <style:text-properties fo:language="en" fo:country="GB"/>
    </style:style>
    <style:style style:name="P6" style:family="paragraph" style:parent-style-name="Text_20_body">
      <style:text-properties style:font-name="Courier New1" fo:font-size="9pt" fo:language="en" fo:country="GB" style:font-size-asian="9pt" style:font-size-complex="9pt"/>
    </style:style>
    <style:style style:name="P7" style:family="paragraph" style:parent-style-name="Heading_20_2">
      <style:text-properties fo:language="en" fo:country="GB"/>
    </style:style>
    <style:style style:name="P8" style:family="paragraph" style:parent-style-name="Title">
      <style:text-properties fo:language="en" fo:country="GB" fo:font-weight="normal" style:font-weight-asian="normal" style:font-weight-complex="normal"/>
    </style:style>
    <style:style style:name="P9" style:family="paragraph" style:parent-style-name="Subtitle">
      <style:text-properties fo:language="en" fo:country="GB"/>
    </style:style>
    <style:style style:name="P10" style:family="paragraph" style:parent-style-name="Subtitle">
      <style:text-properties fo:font-size="9pt" fo:language="en" fo:country="GB" fo:font-style="normal" style:font-size-asian="9pt" style:font-style-asian="normal" style:font-size-complex="9pt" style:font-style-complex="normal"/>
    </style:style>
    <style:style style:name="T1" style:family="text">
      <style:text-properties fo:language="en" fo:country="GB"/>
    </style:style>
    <style:style style:name="T2" style:family="text">
      <style:text-properties style:font-name="Courier New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systemid" form:control-implementation="ooo:com.sun.star.form.component.HiddenControl" xml:id="control1" form:id="control1" form:value="%%voting_systemid%%"/>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3"><draw:frame draw:style-name="fr2" draw:name="Grafik13" text:anchor-type="paragraph" svg:width="10.088cm" svg:height="3.459cm" draw:z-index="0"><draw:image xlink:href="Pictures/2000008B00005C3700001F9FF6B393F5.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Kajona</text:p>
      <text:p text:style-name="P9">HowTo: Package</text:p>
      <text:p text:style-name="P10">Stand: 12.11.2012</text:p>
      <text:h text:style-name="P4" text:outline-level="1">HowTo: Package</text:h>
      <text:p text:style-name="P5">Since Kajona V4 all relevant components of the system are bundled, deployed and managed in packages. A packages may be a collection of elements, a module or even a template-pack (in other words an isolated layout).</text:p>
      <text:p text:style-name="P5">Packages may be deployed using the built in package management. Therefore they must be built following a few conventions and contain some metadata.</text:p>
      <text:p text:style-name="P5"/>
      <text:h text:style-name="P7" text:outline-level="2">Module / Element package</text:h>
      <text:p text:style-name="P5">Module- and element-packages each contain a full filesystem layout. It follows the regular guideline and contains the folder admin, installer, lang, portal, system, templates and the later on described file metadata.xml.</text:p>
      <text:p text:style-name="P5"/>
      <text:h text:style-name="P7" text:outline-level="2">Template package</text:h>
      <text:p text:style-name="P5">Template packages are built in a common way, too. On top level, they are made of the folders css, images and tpl in nearly all cases. In addition, the metadata.xml file is added to the package.</text:p>
      <text:h text:style-name="P7" text:outline-level="2">metadata.xml</text:h>
      <text:p text:style-name="Text_20_body"><text:span text:style-name="T1">The metadata.xml file is added to each packages and describes the package itself. Beside common information like the name of the package and a readable description, it contains technical information such as the version of the package or the requirements for installing the package.</text:span></text:p>
      <text:p text:style-name="Text_20_body"><text:span text:style-name="T1">The structure of the file should be explained using an example:</text:span></text:p>
      <text:p text:style-name="Text_20_body"><text:span text:style-name="T1"/></text:p>
      <text:p text:style-name="P5"><text:span text:style-name="T2">&lt;?xml version="1.0" encoding="UTF-8"?&gt;</text:span></text:p>
      <text:p text:style-name="P6">&lt;package</text:p>
      <text:p text:style-name="P6"><text:s text:c="8"/>xmlns:xsi="http://www.w3.org/2001/XMLSchema-instance"</text:p>
      <text:p text:style-name="P6"><text:s text:c="8"/>xsi:noNamespaceSchemaLocation="http://apidocs.kajona.de/xsd/package.xsd"</text:p>
      <text:p text:style-name="P6"><text:s text:c="4"/>&gt;</text:p>
      <text:p text:style-name="P6"><text:s text:c="4"/>&lt;title&gt;faqs&lt;/title&gt;</text:p>
      <text:p text:style-name="P5">The title describes the package in a short, precise and unique name. The following description can be used to add textual description of the packages' content.</text:p>
      <text:p text:style-name="P6"><text:s text:c="4"/>&lt;description&gt;A module to organize frequently asked questions.&lt;/description&gt;</text:p>
      <text:p text:style-name="P5">One of the most important entries is the version-number. Based on this number the system is able to detect the availability of updates for installed packages.</text:p>
      <text:p text:style-name="P6"><text:s text:c="4"/>&lt;version&gt;3.4.9&lt;/version&gt;</text:p>
      <text:p text:style-name="P6"><text:s text:c="4"/>&lt;author&gt;Kajona Team&lt;/author&gt;</text:p>
      <text:p text:style-name="P5">The naming of the packages' author is not that important, especially compared to the target of the package. The target names the folder of the package-content, during installation the package-manager copies the content to the folder specified.</text:p>
      <text:p text:style-name="P5"><text:span text:style-name="T2"><text:s text:c="4"/>&lt;target&gt;module_faqs&lt;/target&gt;</text:span></text:p>
      <text:p text:style-name="P5"><text:soft-page-break/>The type of the package not only categorizes the content, it even triggers the matching package-controller of the package-manager. Currently, the only values allowed are MODULE, ELEMENT, TEMPLATE.</text:p>
      <text:p text:style-name="P6"><text:s text:c="4"/>&lt;type&gt;MODULE&lt;/type&gt;</text:p>
      <text:p text:style-name="P6"><text:s text:c="4"/>&lt;providesInstaller&gt;TRUE&lt;/providesInstaller&gt;</text:p>
      <text:p text:style-name="P5">If a package is deployed with an installer of without any installer is defined using the value of providesInstaller (TRUE or FALSE). Only if set to true the packages' installer is triggered during installation, otherwise the installer is skipped. Templates have to define the value FALSE.</text:p>
      <text:p text:style-name="P5">By specifying a list of required modules, it's possible to define a list of dependencies. Only if all listed modules are installed in at least the version given, the installation may be finalized successfully.</text:p>
      <text:p text:style-name="P6"><text:s text:c="4"/>&lt;requiredModules&gt;</text:p>
      <text:p text:style-name="P6"><text:s text:c="8"/>&lt;module name="system" version="3.4.9.3" /&gt;</text:p>
      <text:p text:style-name="P6"><text:s text:c="8"/>&lt;module name="pages" version="3.4.9.1" /&gt;</text:p>
      <text:p text:style-name="P6"><text:s text:c="4"/>&lt;/requiredModules&gt;</text:p>
      <text:p text:style-name="P6">&lt;/package&gt;</text:p>
      <text:h text:style-name="P7" text:outline-level="2">ZIP-structure</text:h>
      <text:p text:style-name="Text_20_body"><text:span text:style-name="T1">All packages are built and deployed in a zip-archive. When creating the archive, make sure to have the contained folders and the metadata.xml file on top level. A folder like “module_faqs” is not allowed to be included inside the pack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Quellcode" style:family="paragraph" style:parent-style-name="Index" style:master-page-name="">
      <style:paragraph-properties fo:margin-top="0.254cm" fo:margin-bottom="0.254cm" style:page-number="auto" fo:padding="0.051cm" fo:border="0.99pt solid #c0c0c0" style:shadow="none"/>
      <style:text-properties style:font-name="Courier New" fo:font-size="8pt" fo:language="zxx" fo:country="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4" text:anchor-type="paragraph" svg:x="13.758cm" svg:y="-0.907cm" svg:width="4.24cm" svg:height="1.455cm" draw:z-index="2"><draw:image xlink:href="Pictures/2000008B00005C3700001F9FF6B393F5.svm" xlink:type="simple" xlink:show="embed" xlink:actuate="onLoad"/></draw:frame><text:subject/>Kajona | <text:chapter text:display="name" text:outline-level="1">HowTo: Package</text:chapter></text:p>
      </style:header>
      <style:footer>
        <text:p text:style-name="Footer">www.kajona.de<text:tab/><text:tab/><text:page-number text:select-page="current">3</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12T13:39:47</dc:date>
    <meta:printed-by>Jakob Schröter</meta:printed-by>
    <meta:print-date>2007-01-13T23:27:57</meta:print-date>
    <dc:language>de-DE</dc:language>
    <meta:editing-cycles>588</meta:editing-cycles>
    <meta:editing-duration>P1DT3H31M22S</meta:editing-duration>
    <meta:document-statistic meta:table-count="0" meta:image-count="2" meta:object-count="0" meta:page-count="3" meta:paragraph-count="40" meta:word-count="473" meta:character-count="3377" meta:non-whitespace-character-count="2870"/>
    <meta:user-defined meta:name="Info 1"/>
    <meta:user-defined meta:name="Info 2"/>
    <meta:user-defined meta:name="Info 3"/>
    <meta:user-defined meta:name="Info 4"/>
  </office:meta>
</office:document-meta>
</file>